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ef" svg:font-family="Alef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6.177cm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Обычный-title">
      <style:graphic-properties fo:min-height="3.505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Roboto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T1" style:family="text">
      <style:text-properties style:font-name="Roboto"/>
    </style:style>
    <style:style style:name="T2" style:family="text">
      <style:text-properties style:font-name="Roboto" fo:background-color="#ffff00"/>
    </style:style>
    <style:style style:name="T3" style:family="text">
      <style:text-properties fo:background-color="#ffff00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7.199cm" svg:height="6.177cm" svg:x="0.301cm" svg:y="5.929cm" presentation:class="title" presentation:user-transformed="true">
          <draw:text-box>
            <text:p>Сетевое программирование сокетов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text-style-name="P2" draw:layer="layout" svg:width="25.199cm" svg:height="3.505cm" svg:x="1.4cm" svg:y="0.837cm" presentation:class="title" presentation:user-transformed="true">
          <draw:text-box>
            <text:p text:style-name="P2"><text:span text:style-name="T1">Что это?</text:span></text:p>
          </draw:text-box>
        </draw:frame>
        <draw:frame presentation:style-name="pr4" draw:text-style-name="P2" draw:layer="layout" svg:width="26.5cm" svg:height="14cm" svg:x="0.5cm" svg:y="4.666cm" presentation:class="outline" presentation:user-transformed="true">
          <draw:text-box>
            <text:list text:style-name="L2">
              <text:list-item>
                <text:p text:style-name="P2"><text:span text:style-name="T2">Сокет </text:span><text:span text:style-name="T1">- это программный интерфейс, который позволяет приложению обмениваться данными через сеть. Сокеты могут использоваться для установления соединений между двумя приложениями, расположенными на разных устройствах, а также для обмена данными между клиентом и сервером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Где используются сокеты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Коммуникация между клиентом и сервером</text:p>
              </text:list-item>
              <text:list-item>
                <text:p>Многопользовательские игры</text:p>
              </text:list-item>
              <text:list-item>
                <text:p>Распределённые вычисления</text:p>
              </text:list-item>
              <text:list-item>
                <text:p>Автоматизация</text:p>
              </text:list-item>
              <text:list-item>
                <text:p>Чаты и мессенджеры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6.177cm" svg:x="1.4cm" svg:y="-0.498cm" presentation:class="title" presentation:user-transformed="true">
          <draw:text-box>
            <text:p>Часто используемые протоколы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3">TCP/IP </text:span>- это набор протоколов передачи данных в сети, который состоит из протоколов TCP (Transmission Control Protocol) и IP (Internet Protocol). TCP/IP является основным протоколом передачи данных в интернете и используется практически во всех сетевых приложениях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Преимущества TCP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Надёжность передачи данных</text:p>
              </text:list-item>
              <text:list-item>
                <text:p>Управление потом данных</text:p>
              </text:list-item>
              <text:list-item>
                <text:p>Установление соединения</text:p>
              </text:list-item>
              <text:list-item>
                <text:p>Мультиплексировани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Недостатки TCP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Низкая скорость</text:p>
              </text:list-item>
              <text:list-item>
                <text:p>Высокая нагрузка на сеть</text:p>
              </text:list-item>
              <text:list-item>
                <text:p>Уязвимость к атакам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layer="layout" svg:width="25.199cm" svg:height="12.179cm" svg:x="1.4cm" svg:y="4.905cm" presentation:class="outline" presentation:user-transformed="true">
          <draw:text-box>
            <text:list text:style-name="L2">
              <text:list-item>
                <text:p>TCP/IP является надежным протоколом передачи данных, который обеспечивает надежную и безопасную передачу данных в сети. Он имеет некоторые недостатки, но они не перевешивают его преимущества в большинстве случаев использования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Протокол UDP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3">UDP</text:span> (User Datagram Protocol) - это протокол передачи данных, который отличается от TCP тем, что не гарантирует доставку данных или их целостность, но обеспечивает более быструю передачу данных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Преимущества UDP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Высокая скорость</text:p>
              </text:list-item>
              <text:list-item>
                <text:p>Низкая нагрузка</text:p>
              </text:list-item>
              <text:list-item>
                <text:p>Простота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Недостатки UDP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Низкая надёжность</text:p>
              </text:list-item>
              <text:list-item>
                <text:p>Отсутсвие управления потоком</text:p>
              </text:list-item>
              <text:list-item>
                <text:p>Невозможность гарантировать порядок доставки данных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В целом, UDP - это быстрый и простой протокол передачи данных, который хорошо подходит для приложений, где скорость более важна, чем надежность. Однако для приложений, где надежность и целостность данных критически важны, необходимо использовать протокол TCP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layer="layout" svg:width="25.199cm" svg:height="6.177cm" svg:x="1.4cm" svg:y="-0.498cm" presentation:class="title" presentation:user-transformed="true">
          <draw:text-box>
            <text:p>Примеры приложений с TCP/IP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Google Chrome, Mozilla Firefox, Edge</text:p>
              </text:list-item>
              <text:list-item>
                <text:p>Microsoft Outlook, Thunderbird</text:p>
              </text:list-item>
              <text:list-item>
                <text:p>TeamView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6.177cm" svg:x="1.4cm" svg:y="-0.498cm" presentation:class="title" presentation:user-transformed="true">
          <draw:text-box>
            <text:p>Примеры использования UDP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Skype, Zoom</text:p>
              </text:list-item>
              <text:list-item>
                <text:p>Minecraft</text:p>
              </text:list-item>
              <text:list-item>
                <text:p>DNS (Domain Name System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Класс Socket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3">`Socket`</text:span> - это класс в языке программирования C#, который позволяет создавать и работать с сокетами. </text:p>
              </text:list-item>
              <text:list-item>
                <text:p>Класс `Socket` является частью пространства имен `System.Net.Sockets`. Он поддерживает различные протоколы сетевого взаимодействия, включая TCP, UDP, HTTP, FTP, SMTP и другие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Методы класса Socket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header>
                <text:p>- <text:s text:c="2"/>`Bind()`: привязывает сокет к конечной точке (адресу и порту);</text:p>
                <text:p>- <text:s text:c="2"/>`Listen()`: начинает процесс прослушивания входящих соединений;</text:p>
                <text:p>- <text:s text:c="2"/>`Accept()`: принимает входящее соединение и возвращает новый сокет для взаимодействия с клиентом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4" draw:layer="layout" svg:width="25.199cm" svg:height="12.179cm" svg:x="1.4cm" svg:y="4.913cm" presentation:class="outline">
          <draw:text-box>
            <text:list text:style-name="L2">
              <text:list-header>
                <text:p>- <text:s text:c="2"/>`Connect()`: устанавливает соединение с сервером;</text:p>
              </text:list-header>
            </text:list>
            <text:list text:style-name="L3">
              <text:list-header>
                <text:p text:style-name="P4">- <text:s text:c="2"/>`Send()`: отправляет данные через сокет;</text:p>
                <text:p text:style-name="P4">- <text:s text:c="2"/>`Receive()`: принимает данные через сокет;</text:p>
                <text:p text:style-name="P4">- <text:s text:c="2"/>`Shutdown()`: закрывает один или оба потока сокета;</text:p>
                <text:p text:style-name="P4">- <text:s text:c="2"/>`Close()`: закрывает сокет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Свойства класса Socket</text:p>
          </draw:text-box>
        </draw:frame>
        <draw:frame presentation:style-name="pr4" draw:layer="layout" svg:width="25.199cm" svg:height="13.087cm" svg:x="1.4cm" svg:y="4.913cm" presentation:class="outline" presentation:user-transformed="true">
          <draw:text-box>
            <text:list text:style-name="L2">
              <text:list-header>
                <text:p>- `AddressFamily`: представляет схему адресации, используемую сокетом, в виде перечисления AddressFamily</text:p>
                <text:p>- `Available`: возвращает объем данных, полученных от подключенного хоста и доступных для чтения</text:p>
                <text:p>- `Connected`: возвращает true, если сокет подключен к удаленному хосту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4" draw:layer="layout" svg:width="25.199cm" svg:height="13.759cm" svg:x="1.4cm" svg:y="3.333cm" presentation:class="outline" presentation:user-transformed="true">
          <draw:text-box>
            <text:list text:style-name="L3">
              <text:list-item>
                <text:p text:style-name="P4"><text:s/>`LocalEndPoint`: возвращает локальную точку (объект типа EndPoint), по которой запущен сокет и по которой он принимает данные</text:p>
              </text:list-item>
              <text:list-item>
                <text:p text:style-name="P4">- `ProtocolType`: возвращает тип протокола в виде значения перечисления ProtocolType</text:p>
              </text:list-item>
              <text:list-item>
                <text:p text:style-name="P4">- `RemoteEndPoint`: возвращает адрес удаленного хоста, к которому подключен сокет (объект типа EndPoint)</text:p>
              </text:list-item>
              <text:list-item>
                <text:p text:style-name="P4">- `SocketType`: возвращает тип сокета в виде значения перечисления SocketTyp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1" draw:layer="layout" svg:width="25.199cm" svg:height="6.177cm" svg:x="1.4cm" svg:y="-0.498cm" presentation:class="title" presentation:user-transformed="true">
          <draw:text-box>
            <text:p>Алгоритм работы с сокетами</text:p>
          </draw:text-box>
        </draw:frame>
        <draw:frame presentation:style-name="pr4" draw:layer="layout" svg:width="29.5cm" svg:height="12.179cm" svg:x="0.5cm" svg:y="4.913cm" presentation:class="outline" presentation:user-transformed="true">
          <draw:text-box>
            <text:list text:style-name="L2">
              <text:list-header>
                <text:p>1) Создать сокет:</text:p>
                <text:p><text:span text:style-name="T4">Socket socket = new Socket(AddressFamily.InterNetwork, SocketType.Stream, ProtocolType.Tcp);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presentation:style-name="pr4" draw:layer="layout" svg:width="26.6cm" svg:height="12.179cm" svg:x="1.4cm" svg:y="4.913cm" presentation:class="outline" presentation:user-transformed="true">
          <draw:text-box>
            <text:list text:style-name="L2">
              <text:list-header>
                <text:p>2) Привязка сокета</text:p>
                <text:p><text:span text:style-name="T4">IPAddress ipAddress = IPAddress.Parse("127.0.0.1");</text:span></text:p>
                <text:p><text:span text:style-name="T4">IPEndPoint localEndPoint = new IPEndPoint(ipAddress, 12345);</text:span></text:p>
                <text:p><text:span text:style-name="T4">socket.Bind(localEndPoint)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draw:frame presentation:style-name="pr4" draw:layer="layout" svg:width="25.199cm" svg:height="12.179cm" svg:x="1.4cm" svg:y="4.913cm" presentation:class="outline">
          <draw:text-box>
            <text:list text:style-name="L2">
              <text:list-header>
                <text:p>3) Прослушивание сокета</text:p>
                <text:p>socket.Listen(10)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draw:frame presentation:style-name="pr4" draw:layer="layout" svg:width="25.199cm" svg:height="12.179cm" svg:x="1.4cm" svg:y="4.913cm" presentation:class="outline">
          <draw:text-box>
            <text:list text:style-name="L2">
              <text:list-header>
                <text:p>4) Принятие входящего соединения</text:p>
                <text:p>Socket clientSocket = socket.Accept()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draw:frame presentation:style-name="pr4" draw:layer="layout" svg:width="27.5cm" svg:height="12.179cm" svg:x="0.5cm" svg:y="4.913cm" presentation:class="outline" presentation:user-transformed="true">
          <draw:text-box>
            <text:list text:style-name="L2">
              <text:list-header>
                <text:p>5) Обмен данными</text:p>
                <text:p><text:span text:style-name="T4">byte[] data = new byte[1024];</text:span></text:p>
                <text:p><text:span text:style-name="T4">int bytesReceived = clientSocket.Receive(data);</text:span></text:p>
                <text:p><text:span text:style-name="T4">string message = Encoding.ASCII.GetString(data, 0, bytesReceived)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draw:frame presentation:style-name="pr4" draw:layer="layout" svg:width="25.199cm" svg:height="12.179cm" svg:x="1.4cm" svg:y="4.913cm" presentation:class="outline">
          <draw:text-box>
            <text:list text:style-name="L2">
              <text:list-header>
                <text:p>6) Закрытие соединения</text:p>
                <text:p>clientSocket.Shutdown(SocketShutdown.Both);</text:p>
                <text:p>clientSocket.Close()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ef" svg:font-family="Alef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17T21:34:47.085000000</dc:date>
    <meta:editing-duration>PT32M55S</meta:editing-duration>
    <meta:editing-cycles>6</meta:editing-cycles>
    <meta:generator>LibreOffice/7.3.3.2$Windows_X86_64 LibreOffice_project/d1d0ea68f081ee2800a922cac8f79445e4603348</meta:generator>
    <meta:document-statistic meta:object-count="107"/>
  </office:meta>
</office:document-meta>
</file>